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use empresa;</text:p>
      <text:p text:style-name="Standard"/>
      <text:p text:style-name="Standard">-- 1 Modifica la dirección del primer proveedor. Realizar la modificación utilizando el CIF del primer proveedor que diste de alta. </text:p>
      <text:p text:style-name="Standard">-- **Buscar primero el CIF y luego realizar la sentencia.</text:p>
      <text:p text:style-name="Standard">select CIF from proveedores order by fechaAlta asc limit 1;</text:p>
      <text:p text:style-name="Standard">update proveedores set direccion = 'Calle cambiada' where CIF = "87654321C";</text:p>
      <text:p text:style-name="Standard"/>
      <text:p text:style-name="Standard">-- 2 Modifica el stock a 4 de todos los productos que valgan menos de 8€</text:p>
      <text:p text:style-name="Standard">UPDATE productos set stock = 4 where precio &lt; 8;</text:p>
      <text:p text:style-name="Standard"/>
      <text:p text:style-name="Standard">-- 3 Modifica el codEmple de aquel empleado con codEmple=1 </text:p>
      <text:p text:style-name="Standard">-- update emple set codEmple = 33 where nombre = 'Roman';</text:p>
      <text:p text:style-name="Standard">update emple set codJefe = null where codEmple = 1;</text:p>
      <text:p text:style-name="Standard"/>
      <text:p text:style-name="Standard">-- 4 Modifica el codEmple de aquel empleado con codEmple=2 estableciendo el código a null. ¿Qué ocurre?¿Por qué?</text:p>
      <text:p text:style-name="Standard">update emple set codEmple = null where codEmple = 2;</text:p>
      <text:p text:style-name="Standard">-- NO me deja, codEmple no puede ser null, por ser clave primaria</text:p>
      <text:p text:style-name="Standard"/>
      <text:p text:style-name="Standard">-- 5 ¿Qué pasará si ejecutas la siguiente sentencia? Razona tu respuesta.</text:p>
      <text:p text:style-name="Standard">-- UPDATE departamentos SET dnombre=’COMIDA’;</text:p>
      <text:p text:style-name="Standard">-- que todos los departamentos pasarian a llamarse COMIDA </text:p>
      <text:p text:style-name="Standard"/>
      <text:p text:style-name="Standard"/>
      <text:p text:style-name="Standard">-- 6 Modifica el codProveedor de todos los productos que contengan una ‘e’ para que su codProveedor sea 3.</text:p>
      <text:p text:style-name="Standard">update productos set codProveedor = '18273645B' where nombre like '%e%';</text:p>
      <text:p text:style-name="Standard">-- Hay que poner un codigo que exista en la tabla proveedores, al ser clave foranea</text:p>
      <text:p text:style-name="Standard"/>
      <text:p text:style-name="Standard">-- 7 Transforma el precio de los productos y el sueldo de los empleados a dólares.</text:p>
      <text:p text:style-name="Standard">-- 1 euro equivale a 1,07 dolares</text:p>
      <text:p text:style-name="Standard">update productos set precio = precio*1.07;</text:p>
      <text:p text:style-name="Standard">update emple set salario = salario*1.07;</text:p>
      <text:p text:style-name="Standard"/>
      <text:p text:style-name="Standard">-- 8 Modifica la comisión del empleado con codEmple=2, estableciéndole la máxima comisión que esté registrada en la tabla.</text:p>
      <text:p text:style-name="Standard">create temporary table empleT select * from emple;</text:p>
      <text:p text:style-name="Standard">update emple set comision = (select comision from empleT order by comision desc limit 1) where codEMple = 2;</text:p>
      <text:p text:style-name="Standard"/>
      <text:p text:style-name="Standard">-- 9 Modifica el salario de todos los empleados que hayan realizado alguna venta (pertenezcan a la tabla compras). Establece el salario a 3000$</text:p>
      <text:p text:style-name="Standard">update emple set salario = 3000 where codEmple in (select codEMple from compras);</text:p>
      <text:p text:style-name="Standard"/>
      <text:p text:style-name="Standard">-- 10 Modifica el salario de todos los empleados que sean repartidores y que no tengan jefe.</text:p>
      <text:p text:style-name="Standard">update emple set salario = 2000 where oficio = 'Repartidor' and codJefe is null;</text:p>
      <text:p text:style-name="Standard">-- Como no existe el oficio Repartidor voy a probar con un oficio existente</text:p>
      <text:p text:style-name="Standard">-- La condicion de null debe hacerse con "is" no con "="</text:p>
      <text:p text:style-name="Standard">update emple set salario = 2000 where oficio = 'Oficinista' and codJefe is null;</text:p>
      <text:p text:style-name="Standard"/>
      <text:p text:style-name="Standard"><text:soft-page-break/>-- 11 Modifica el codJefe de todos los empleados que pertenezcan al departamento de informática, estableciendo como codJefe el de </text:p>
      <text:p text:style-name="Standard">-- aquel más antiguo de la empresa (recuerda que esa persona no debe tener codJefe o lo que es lo mismo es null, esto último realizalo en una sentencia diferente). </text:p>
      <text:p text:style-name="Standard">-- **Si no tienes ningún departamento de informática deberás crearlo y añadir clientes a dicho departamento.</text:p>
      <text:p text:style-name="Standard">insert into departamentos values (7, 'informática', 'piso_bajo');</text:p>
      <text:p text:style-name="Standard">insert into emple (codEMple, nombre, apellido, oficio, direccion, fecha_alt, salario, comision, codDep) values (9,'Cynthia', 'Alfonso', 'Oficinista', 'Calle Arucas', '2023-01-10', 200, 2, 7);</text:p>
      <text:p text:style-name="Standard">insert into emple (codEMple, nombre, apellido, oficio, direccion, fecha_alt, salario, comision, codDep, codJefe) values (10,'Luis', 'Santana', 'Oficinista', 'Calle Ana', '2022-08-19', 300, 2, 7, 7);</text:p>
      <text:p text:style-name="Standard">update emple set codJefe = null where nombre = 'Francis';</text:p>
      <text:p text:style-name="Standard"/>
      <text:p text:style-name="Standard">create temporary table empleT2 select * from emple;</text:p>
      <text:p text:style-name="Standard">update emple set codJefe = (select codEmple from empleT2 order by fecha_alt asc limit 1) where codDep = 7;</text:p>
      <text:p text:style-name="Standard">-- esto no hacia falta, pero asi se cambia un enum: alter table emple modify oficio enum('Oficinista', 'Reponedor', 'Cajero', 'Encargado');</text:p>
      <text:p text:style-name="Standard"/>
      <text:p text:style-name="Standard"/>
      <text:p text:style-name="Standard">-- 12 Reduce a la mitad el precio de los productos que solo tienen 1 producto en su stock.</text:p>
      <text:p text:style-name="Standard">update productos set precio = precio/2 where stock = 1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1T18:50:44.881000000</meta:creation-date>
    <dc:date>2024-04-11T18:50:48.947000000</dc:date>
    <meta:editing-duration>PT5S</meta:editing-duration>
    <meta:editing-cycles>1</meta:editing-cycles>
    <meta:document-statistic meta:table-count="0" meta:image-count="0" meta:object-count="0" meta:page-count="2" meta:paragraph-count="45" meta:word-count="617" meta:character-count="3727" meta:non-whitespace-character-count="3150"/>
    <meta:generator>LibreOffice/7.6.4.1$Windows_X86_64 LibreOffice_project/e19e193f88cd6c0525a17fb7a176ed8e6a3e2aa1</meta:generator>
  </office:meta>
</office:document-meta>
</file>